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ollo 2.0</text:p>
      <text:p text:style-name="P1"/>
      <text:p text:style-name="P1">What is new in Apollo?</text:p>
      <text:p text:style-name="P1"/>
      <text:list xml:id="list2679277670092194648" text:style-name="L1">
        <text:list-item>
          <text:p text:style-name="P2">Simplier config</text:p>
        </text:list-item>
        <text:list-item>
          <text:p text:style-name="P2">Lazy load</text:p>
        </text:list-item>
        <text:list-item>
          <text:p text:style-name="P2">Scroll effect</text:p>
        </text:list-item>
        <text:list-item>
          <text:p text:style-name="P2">Video player?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B</meta:initial-creator>
    <meta:creation-date>2018-10-15T15:00:07</meta:creation-date>
    <dc:date>2019-01-22T10:35:43</dc:date>
    <dc:creator>A B</dc:creator>
    <meta:editing-duration>PT8M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6" meta:word-count="19" meta:character-count="90"/>
  </office:meta>
</office:document-meta>
</file>